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418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llo! Let me show you my homepage and website. First, let's look at my homepage. My website is centered perfectly, just like the homepage. The buttons on the homepage don't work well, but that's not too important. The background is a darker blue, which makes a nice contrast with the rest of the site. This matches nicely with the website's content.</text:p>
      <text:p text:style-name="Standard"/>
      <text:p text:style-name="Standard">On the right side, you'll see my name with rounded corners, just like in my body paragraph. If you scroll down, you'll notice there are no arrows in my paragraphs. The next part talks about my job. At the bottom, you'll find the footer with an About Me section and a few other things.</text:p>
      <text:p text:style-name="Standard"/>
      <text:p text:style-name="Standard"/>
      <text:p text:style-name="Standard">I am now gonna carry on with the next page. Pop os, you can see that The layout of the pages look similar to keep them consistent. At the top, we start with the logo, pop os. and our very nice buttons. As you scroll down, you'll find the memes are neatly separated with gaps in between them. The text is centered and free from grammatical errors. My about me is still here and I'll go to that next</text:p>
      <text:p text:style-name="Standard"/>
      <text:p text:style-name="Standard">As you can see, the layout is basically the same thing nothing really changed here. As i said before like to keep things consistent. We still have the title at the top and our nice buttons, with our memes on the side. We have my body paragraph and copyright claims. With my fotter at the bottom, and my logo at the top. <text:span text:style-name="T1">Ill carry on with the next pag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N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7:05:45.966000000</meta:creation-date>
    <dc:date>2025-03-27T18:39:28.094000000</dc:date>
    <meta:editing-duration>PT17M20S</meta:editing-duration>
    <meta:editing-cycles>1</meta:editing-cycles>
    <meta:document-statistic meta:table-count="0" meta:image-count="0" meta:object-count="0" meta:page-count="1" meta:paragraph-count="4" meta:word-count="263" meta:character-count="1382" meta:non-whitespace-character-count="1123"/>
    <meta:generator>LibreOffice/24.8.5.2$Windows_X86_64 LibreOffice_project/fddf2685c70b461e7832239a0162a77216259f22</meta:generator>
  </office:meta>
</office:document-meta>
</file>